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02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0.8291in"/>
    </style:style>
    <style:style style:name="co5" style:family="table-column">
      <style:table-column-properties fo:break-before="auto" style:column-width="0.9055in"/>
    </style:style>
    <style:style style:name="co6" style:family="table-column">
      <style:table-column-properties fo:break-before="auto" style:column-width="1.0035in"/>
    </style:style>
    <style:style style:name="co7" style:family="table-column">
      <style:table-column-properties fo:break-before="auto" style:column-width="1.2319in"/>
    </style:style>
    <style:style style:name="co8" style:family="table-column">
      <style:table-column-properties fo:break-before="auto" style:column-width="0.9272in"/>
    </style:style>
    <style:style style:name="co9" style:family="table-column">
      <style:table-column-properties fo:break-before="auto" style:column-width="1.6346in"/>
    </style:style>
    <style:style style:name="co10" style:family="table-column">
      <style:table-column-properties fo:break-before="auto" style:column-width="2.0264in"/>
    </style:style>
    <style:style style:name="co11" style:family="table-column">
      <style:table-column-properties fo:break-before="auto" style:column-width="1.711in"/>
    </style:style>
    <style:style style:name="co12" style:family="table-column">
      <style:table-column-properties fo:break-before="auto" style:column-width="2.1028in"/>
    </style:style>
    <style:style style:name="co13" style:family="table-column">
      <style:table-column-properties fo:break-before="auto" style:column-width="1.0575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1.1665in"/>
    </style:style>
    <style:style style:name="co16" style:family="table-column">
      <style:table-column-properties fo:break-before="auto" style:column-width="1.3736in"/>
    </style:style>
    <style:style style:name="co17" style:family="table-column">
      <style:table-column-properties fo:break-before="auto" style:column-width="1.3083in"/>
    </style:style>
    <style:style style:name="co18" style:family="table-column">
      <style:table-column-properties fo:break-before="auto" style:column-width="0.8945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tats_202001230148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5" table:default-cell-style-name="Default"/>
        <table:table-column table:style-name="co8" table:visibility="collapse" table:default-cell-style-name="Default"/>
        <table:table-column table:style-name="co7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number-columns-repeated="2" table:default-cell-style-name="Default"/>
        <table:table-column table:style-name="co14" table:visibility="collapse" table:number-columns-repeated="2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3" table:visibility="collapse" table:default-cell-style-name="Default"/>
        <table:table-column table:style-name="co16" table:number-columns-repeated="2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plasmaevolt (V)</text:p>
          </table:table-cell>
          <table:table-cell office:value-type="string" calcext:value-type="string">
            <text:p>extractevolt(V)</text:p>
          </table:table-cell>
          <table:table-cell office:value-type="string" calcext:value-type="string">
            <text:p>width (mm)</text:p>
          </table:table-cell>
          <table:table-cell office:value-type="string" calcext:value-type="string">
            <text:p>height(mm)</text:p>
          </table:table-cell>
          <table:table-cell office:value-type="string" calcext:value-type="string">
            <text:p>sol1ITotal(A)</text:p>
          </table:table-cell>
          <table:table-cell office:value-type="string" calcext:value-type="string">
            <text:p>sol1I (A)</text:p>
          </table:table-cell>
          <table:table-cell office:value-type="string" calcext:value-type="string">
            <text:p>sol1Turns</text:p>
          </table:table-cell>
          <table:table-cell office:value-type="string" calcext:value-type="string">
            <text:p>sol2ITotal(A)</text:p>
          </table:table-cell>
          <table:table-cell office:value-type="string" calcext:value-type="string">
            <text:p>sol2I (A)</text:p>
          </table:table-cell>
          <table:table-cell office:value-type="string" calcext:value-type="string">
            <text:p>sol2Turns</text:p>
          </table:table-cell>
          <table:table-cell office:value-type="string" calcext:value-type="string">
            <text:p>lebt_emitt_y (mm*mrad)</text:p>
          </table:table-cell>
          <table:table-cell office:value-type="string" calcext:value-type="string">
            <text:p>lebt_norm_emitt_y (mm*mrad)</text:p>
          </table:table-cell>
          <table:table-cell office:value-type="string" calcext:value-type="string">
            <text:p>lebt_emitt_z (mm*mrad)</text:p>
          </table:table-cell>
          <table:table-cell office:value-type="string" calcext:value-type="string">
            <text:p>lebt_norm_emitt_z (mm*mrad)</text:p>
          </table:table-cell>
          <table:table-cell office:value-type="string" calcext:value-type="string">
            <text:p>pep1_emitt_y (mm*mrad)</text:p>
          </table:table-cell>
          <table:table-cell office:value-type="string" calcext:value-type="string">
            <text:p>pep1_norm_emitt_y (mm*mrad)</text:p>
          </table:table-cell>
          <table:table-cell office:value-type="string" calcext:value-type="string">
            <text:p>pep1_emitt_z (mm*mrad)</text:p>
          </table:table-cell>
          <table:table-cell office:value-type="string" calcext:value-type="string">
            <text:p>pep1_norm_emitt_z (mm*mrad)</text:p>
          </table:table-cell>
          <table:table-cell office:value-type="string" calcext:value-type="string">
            <text:p>pep2_emitt_y (mm*mrad)</text:p>
          </table:table-cell>
          <table:table-cell office:value-type="string" calcext:value-type="string">
            <text:p>pep2_norm_emitt_y (mm*mrad)</text:p>
          </table:table-cell>
          <table:table-cell office:value-type="string" calcext:value-type="string">
            <text:p>pep2_emitt_z (mm*mrad)</text:p>
          </table:table-cell>
          <table:table-cell office:value-type="string" calcext:value-type="string">
            <text:p>pep2_norm_emitt_z (mm*mrad)</text:p>
          </table:table-cell>
          <table:table-cell office:value-type="string" calcext:value-type="string">
            <text:p>lebt_vel_rms_y</text:p>
          </table:table-cell>
          <table:table-cell office:value-type="string" calcext:value-type="string">
            <text:p>lebt_vel_rms_z</text:p>
          </table:table-cell>
          <table:table-cell office:value-type="string" calcext:value-type="string">
            <text:p>pep1_vel_rms_y</text:p>
          </table:table-cell>
          <table:table-cell office:value-type="string" calcext:value-type="string">
            <text:p>pep1_vel_rms_z</text:p>
          </table:table-cell>
          <table:table-cell office:value-type="string" calcext:value-type="string">
            <text:p>#parts created</text:p>
          </table:table-cell>
          <table:table-cell office:value-type="string" calcext:value-type="string">
            <text:p>#parts end elecs</text:p>
          </table:table-cell>
          <table:table-cell office:value-type="string" calcext:value-type="string">
            <text:p>#parts end lebt</text:p>
          </table:table-cell>
          <table:table-cell office:value-type="string" calcext:value-type="string">
            <text:p>beam loss elecs(%)</text:p>
          </table:table-cell>
          <table:table-cell office:value-type="string" calcext:value-type="string">
            <text:p>beam_loss_lebt (%)</text:p>
          </table:table-cell>
          <table:table-cell office:value-type="string" calcext:value-type="string">
            <text:p>beam loss total(%)</text:p>
          </table:table-cell>
          <table:table-cell office:value-type="string" calcext:value-type="string">
            <text:p>#parts in FC</text:p>
          </table:table-cell>
          <table:table-cell office:value-type="string" calcext:value-type="string">
            <text:p>FC_loss (%)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office:value-type="float" office:value="4.1387916797047" calcext:value-type="float">
            <text:p>4.1387916797</text:p>
          </table:table-cell>
          <table:table-cell office:value-type="float" office:value="5557.1775000865" calcext:value-type="float">
            <text:p>5557.1775000865</text:p>
          </table:table-cell>
          <table:table-cell office:value-type="float" office:value="30000" calcext:value-type="float">
            <text:p>30000</text:p>
          </table:table-cell>
          <table:table-cell office:value-type="float" office:value="4.7670293183444" calcext:value-type="float">
            <text:p>4.7670293183</text:p>
          </table:table-cell>
          <table:table-cell office:value-type="float" office:value="6293.2275001026" calcext:value-type="float">
            <text:p>6293.2275001026</text:p>
          </table:table-cell>
          <table:table-cell office:value-type="float" office:value="2.4521948053118" calcext:value-type="float">
            <text:p>2.4521948053</text:p>
          </table:table-cell>
          <table:table-cell office:value-type="float" office:value="0.019444522224941" calcext:value-type="float">
            <text:p>0.0194445222</text:p>
          </table:table-cell>
          <table:table-cell office:value-type="float" office:value="2.6681977808233" calcext:value-type="float">
            <text:p>2.6681977808</text:p>
          </table:table-cell>
          <table:table-cell office:value-type="float" office:value="0.021157303878451" calcext:value-type="float">
            <text:p>0.0211573039</text:p>
          </table:table-cell>
          <table:table-cell office:value-type="float" office:value="2.438309175729" calcext:value-type="float">
            <text:p>2.4383091757</text:p>
          </table:table-cell>
          <table:table-cell office:value-type="float" office:value="0.019397713607442" calcext:value-type="float">
            <text:p>0.0193977136</text:p>
          </table:table-cell>
          <table:table-cell office:value-type="float" office:value="2.6615717462526" calcext:value-type="float">
            <text:p>2.6615717463</text:p>
          </table:table-cell>
          <table:table-cell office:value-type="float" office:value="0.021173855651469" calcext:value-type="float">
            <text:p>0.0211738557</text:p>
          </table:table-cell>
          <table:table-cell office:value-type="float" office:value="2.5976096619366" calcext:value-type="float">
            <text:p>2.5976096619</text:p>
          </table:table-cell>
          <table:table-cell office:value-type="float" office:value="0.0206636108017" calcext:value-type="float">
            <text:p>0.0206636108</text:p>
          </table:table-cell>
          <table:table-cell office:value-type="float" office:value="2.4827014978625" calcext:value-type="float">
            <text:p>2.4827014979</text:p>
          </table:table-cell>
          <table:table-cell office:value-type="float" office:value="0.019749533777474" calcext:value-type="float">
            <text:p>0.0197495338</text:p>
          </table:table-cell>
          <table:table-cell office:value-type="float" office:value="8.1131234043991" calcext:value-type="float">
            <text:p>8.1131234044</text:p>
          </table:table-cell>
          <table:table-cell office:value-type="float" office:value="8.3260799114485" calcext:value-type="float">
            <text:p>8.3260799114</text:p>
          </table:table-cell>
          <table:table-cell office:value-type="float" office:value="4.0384331930729" calcext:value-type="float">
            <text:p>4.0384331931</text:p>
          </table:table-cell>
          <table:table-cell office:value-type="float" office:value="4.1450199402967" calcext:value-type="float">
            <text:p>4.1450199403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989" calcext:value-type="float">
            <text:p>989</text:p>
          </table:table-cell>
          <table:table-cell office:value-type="float" office:value="1.001001001001" calcext:value-type="float">
            <text:p>1.001001001</text:p>
          </table:table-cell>
          <table:table-cell office:value-type="float" office:value="0" calcext:value-type="float">
            <text:p>0</text:p>
          </table:table-cell>
          <table:table-cell office:value-type="float" office:value="1.001001001001" calcext:value-type="float">
            <text:p>1.001001001</text:p>
          </table:table-cell>
          <table:table-cell office:value-type="float" office:value="984" calcext:value-type="float">
            <text:p>984</text:p>
          </table:table-cell>
          <table:table-cell table:formula="of:=([.AC2]-[.AG2])/[.AC2]*100" office:value-type="float" office:value="0.505561172901921" calcext:value-type="float">
            <text:p>0.505561172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office:value-type="float" office:value="4.1387916797047" calcext:value-type="float">
            <text:p>4.1387916797</text:p>
          </table:table-cell>
          <table:table-cell office:value-type="float" office:value="5557.1775000865" calcext:value-type="float">
            <text:p>5557.1775000865</text:p>
          </table:table-cell>
          <table:table-cell office:value-type="float" office:value="30500" calcext:value-type="float">
            <text:p>30500</text:p>
          </table:table-cell>
          <table:table-cell office:value-type="float" office:value="4.8464798069835" calcext:value-type="float">
            <text:p>4.846479807</text:p>
          </table:table-cell>
          <table:table-cell office:value-type="float" office:value="6293.2275001026" calcext:value-type="float">
            <text:p>6293.2275001026</text:p>
          </table:table-cell>
          <table:table-cell office:value-type="float" office:value="2.6340154448829" calcext:value-type="float">
            <text:p>2.6340154449</text:p>
          </table:table-cell>
          <table:table-cell office:value-type="float" office:value="0.020887055417537" calcext:value-type="float">
            <text:p>0.0208870554</text:p>
          </table:table-cell>
          <table:table-cell office:value-type="float" office:value="2.6123252887273" calcext:value-type="float">
            <text:p>2.6123252887</text:p>
          </table:table-cell>
          <table:table-cell office:value-type="float" office:value="0.02071505817655" calcext:value-type="float">
            <text:p>0.0207150582</text:p>
          </table:table-cell>
          <table:table-cell office:value-type="float" office:value="2.4755345409082" calcext:value-type="float">
            <text:p>2.4755345409</text:p>
          </table:table-cell>
          <table:table-cell office:value-type="float" office:value="0.01969456657273" calcext:value-type="float">
            <text:p>0.0196945666</text:p>
          </table:table-cell>
          <table:table-cell office:value-type="float" office:value="2.7488494135083" calcext:value-type="float">
            <text:p>2.7488494135</text:p>
          </table:table-cell>
          <table:table-cell office:value-type="float" office:value="0.021868972884334" calcext:value-type="float">
            <text:p>0.0218689729</text:p>
          </table:table-cell>
          <table:table-cell office:value-type="float" office:value="2.5245465280741" calcext:value-type="float">
            <text:p>2.5245465281</text:p>
          </table:table-cell>
          <table:table-cell office:value-type="float" office:value="0.020083000575676" calcext:value-type="float">
            <text:p>0.0200830006</text:p>
          </table:table-cell>
          <table:table-cell office:value-type="float" office:value="2.6723782616955" calcext:value-type="float">
            <text:p>2.6723782617</text:p>
          </table:table-cell>
          <table:table-cell office:value-type="float" office:value="0.021259015711359" calcext:value-type="float">
            <text:p>0.0212590157</text:p>
          </table:table-cell>
          <table:table-cell office:value-type="float" office:value="8.3785965569401" calcext:value-type="float">
            <text:p>8.3785965569</text:p>
          </table:table-cell>
          <table:table-cell office:value-type="float" office:value="8.1750200429535" calcext:value-type="float">
            <text:p>8.175020043</text:p>
          </table:table-cell>
          <table:table-cell office:value-type="float" office:value="4.1369177232647" calcext:value-type="float">
            <text:p>4.1369177233</text:p>
          </table:table-cell>
          <table:table-cell office:value-type="float" office:value="4.3442666958247" calcext:value-type="float">
            <text:p>4.3442666958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0.9009009009009" calcext:value-type="float">
            <text:p>0.9009009009</text:p>
          </table:table-cell>
          <table:table-cell office:value-type="float" office:value="0" calcext:value-type="float">
            <text:p>0</text:p>
          </table:table-cell>
          <table:table-cell office:value-type="float" office:value="0.9009009009009" calcext:value-type="float">
            <text:p>0.9009009009</text:p>
          </table:table-cell>
          <table:table-cell office:value-type="float" office:value="986" calcext:value-type="float">
            <text:p>986</text:p>
          </table:table-cell>
          <table:table-cell table:formula="of:=([.AC3]-[.AG3])/[.AC3]*100" office:value-type="float" office:value="0.404040404040404" calcext:value-type="float">
            <text:p>0.40404040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office:value-type="float" office:value="4.1387916797047" calcext:value-type="float">
            <text:p>4.1387916797</text:p>
          </table:table-cell>
          <table:table-cell office:value-type="float" office:value="5557.1775000865" calcext:value-type="float">
            <text:p>5557.1775000865</text:p>
          </table:table-cell>
          <table:table-cell office:value-type="float" office:value="31000" calcext:value-type="float">
            <text:p>31000</text:p>
          </table:table-cell>
          <table:table-cell office:value-type="float" office:value="4.9259302956225" calcext:value-type="float">
            <text:p>4.9259302956</text:p>
          </table:table-cell>
          <table:table-cell office:value-type="float" office:value="6293.2275001026" calcext:value-type="float">
            <text:p>6293.2275001026</text:p>
          </table:table-cell>
          <table:table-cell office:value-type="float" office:value="2.9387925109944" calcext:value-type="float">
            <text:p>2.938792511</text:p>
          </table:table-cell>
          <table:table-cell office:value-type="float" office:value="0.023304110126112" calcext:value-type="float">
            <text:p>0.0233041101</text:p>
          </table:table-cell>
          <table:table-cell office:value-type="float" office:value="2.477197676839" calcext:value-type="float">
            <text:p>2.4771976768</text:p>
          </table:table-cell>
          <table:table-cell office:value-type="float" office:value="0.019643743895957" calcext:value-type="float">
            <text:p>0.0196437439</text:p>
          </table:table-cell>
          <table:table-cell office:value-type="float" office:value="2.5983323358084" calcext:value-type="float">
            <text:p>2.5983323358</text:p>
          </table:table-cell>
          <table:table-cell office:value-type="float" office:value="0.02067170078592" calcext:value-type="float">
            <text:p>0.0206717008</text:p>
          </table:table-cell>
          <table:table-cell office:value-type="float" office:value="2.8068665169928" calcext:value-type="float">
            <text:p>2.806866517</text:p>
          </table:table-cell>
          <table:table-cell office:value-type="float" office:value="0.02233074806815" calcext:value-type="float">
            <text:p>0.0223307481</text:p>
          </table:table-cell>
          <table:table-cell office:value-type="float" office:value="2.3788340970117" calcext:value-type="float">
            <text:p>2.378834097</text:p>
          </table:table-cell>
          <table:table-cell office:value-type="float" office:value="0.018923941862245" calcext:value-type="float">
            <text:p>0.0189239419</text:p>
          </table:table-cell>
          <table:table-cell office:value-type="float" office:value="2.9712938586178" calcext:value-type="float">
            <text:p>2.9712938586</text:p>
          </table:table-cell>
          <table:table-cell office:value-type="float" office:value="0.023637038253071" calcext:value-type="float">
            <text:p>0.0236370383</text:p>
          </table:table-cell>
          <table:table-cell office:value-type="float" office:value="8.3159253890426" calcext:value-type="float">
            <text:p>8.315925389</text:p>
          </table:table-cell>
          <table:table-cell office:value-type="float" office:value="8.2634781890016" calcext:value-type="float">
            <text:p>8.263478189</text:p>
          </table:table-cell>
          <table:table-cell office:value-type="float" office:value="4.2027827218555" calcext:value-type="float">
            <text:p>4.2027827219</text:p>
          </table:table-cell>
          <table:table-cell office:value-type="float" office:value="4.416031315717" calcext:value-type="float">
            <text:p>4.416031315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91" calcext:value-type="float">
            <text:p>99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987" calcext:value-type="float">
            <text:p>987</text:p>
          </table:table-cell>
          <table:table-cell table:formula="of:=([.AC4]-[.AG4])/[.AC4]*100" office:value-type="float" office:value="0.403632694248234" calcext:value-type="float">
            <text:p>0.403632694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office:value-type="float" office:value="4.1387916797047" calcext:value-type="float">
            <text:p>4.1387916797</text:p>
          </table:table-cell>
          <table:table-cell office:value-type="float" office:value="5557.1775000865" calcext:value-type="float">
            <text:p>5557.1775000865</text:p>
          </table:table-cell>
          <table:table-cell office:value-type="float" office:value="32000" calcext:value-type="float">
            <text:p>32000</text:p>
          </table:table-cell>
          <table:table-cell office:value-type="float" office:value="5.0848312729007" calcext:value-type="float">
            <text:p>5.0848312729</text:p>
          </table:table-cell>
          <table:table-cell office:value-type="float" office:value="6293.2275001026" calcext:value-type="float">
            <text:p>6293.2275001026</text:p>
          </table:table-cell>
          <table:table-cell office:value-type="float" office:value="2.4599772340598" calcext:value-type="float">
            <text:p>2.4599772341</text:p>
          </table:table-cell>
          <table:table-cell office:value-type="float" office:value="0.019506785070074" calcext:value-type="float">
            <text:p>0.0195067851</text:p>
          </table:table-cell>
          <table:table-cell office:value-type="float" office:value="2.8283463924581" calcext:value-type="float">
            <text:p>2.8283463925</text:p>
          </table:table-cell>
          <table:table-cell office:value-type="float" office:value="0.022427827822399" calcext:value-type="float">
            <text:p>0.0224278278</text:p>
          </table:table-cell>
          <table:table-cell office:value-type="float" office:value="2.6336656810401" calcext:value-type="float">
            <text:p>2.633665681</text:p>
          </table:table-cell>
          <table:table-cell office:value-type="float" office:value="0.020952395804197" calcext:value-type="float">
            <text:p>0.0209523958</text:p>
          </table:table-cell>
          <table:table-cell office:value-type="float" office:value="2.6293120343473" calcext:value-type="float">
            <text:p>2.6293120343</text:p>
          </table:table-cell>
          <table:table-cell office:value-type="float" office:value="0.020917759940628" calcext:value-type="float">
            <text:p>0.0209177599</text:p>
          </table:table-cell>
          <table:table-cell office:value-type="float" office:value="2.8158523862499" calcext:value-type="float">
            <text:p>2.8158523862</text:p>
          </table:table-cell>
          <table:table-cell office:value-type="float" office:value="0.022399887936552" calcext:value-type="float">
            <text:p>0.0223998879</text:p>
          </table:table-cell>
          <table:table-cell office:value-type="float" office:value="2.4225362823333" calcext:value-type="float">
            <text:p>2.4225362823</text:p>
          </table:table-cell>
          <table:table-cell office:value-type="float" office:value="0.019271087475177" calcext:value-type="float">
            <text:p>0.0192710875</text:p>
          </table:table-cell>
          <table:table-cell office:value-type="float" office:value="7.9504422295551" calcext:value-type="float">
            <text:p>7.9504422296</text:p>
          </table:table-cell>
          <table:table-cell office:value-type="float" office:value="8.57381158949" calcext:value-type="float">
            <text:p>8.5738115895</text:p>
          </table:table-cell>
          <table:table-cell office:value-type="float" office:value="4.2288688378076" calcext:value-type="float">
            <text:p>4.2288688378</text:p>
          </table:table-cell>
          <table:table-cell office:value-type="float" office:value="4.1952922745128" calcext:value-type="float">
            <text:p>4.195292274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87" calcext:value-type="float">
            <text:p>987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980" calcext:value-type="float">
            <text:p>980</text:p>
          </table:table-cell>
          <table:table-cell table:formula="of:=([.AC5]-[.AG5])/[.AC5]*100" office:value-type="float" office:value="0.709219858156028" calcext:value-type="float">
            <text:p>0.709219858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office:value-type="float" office:value="4.1387916797047" calcext:value-type="float">
            <text:p>4.1387916797</text:p>
          </table:table-cell>
          <table:table-cell office:value-type="float" office:value="5557.1775000865" calcext:value-type="float">
            <text:p>5557.1775000865</text:p>
          </table:table-cell>
          <table:table-cell office:value-type="float" office:value="33000" calcext:value-type="float">
            <text:p>33000</text:p>
          </table:table-cell>
          <table:table-cell office:value-type="float" office:value="5.2437322501788" calcext:value-type="float">
            <text:p>5.2437322502</text:p>
          </table:table-cell>
          <table:table-cell office:value-type="float" office:value="6293.2275001026" calcext:value-type="float">
            <text:p>6293.2275001026</text:p>
          </table:table-cell>
          <table:table-cell office:value-type="float" office:value="2.7516324431443" calcext:value-type="float">
            <text:p>2.7516324431</text:p>
          </table:table-cell>
          <table:table-cell office:value-type="float" office:value="0.021819441896186" calcext:value-type="float">
            <text:p>0.0218194419</text:p>
          </table:table-cell>
          <table:table-cell office:value-type="float" office:value="2.7885317573092" calcext:value-type="float">
            <text:p>2.7885317573</text:p>
          </table:table-cell>
          <table:table-cell office:value-type="float" office:value="0.022112040060527" calcext:value-type="float">
            <text:p>0.0221120401</text:p>
          </table:table-cell>
          <table:table-cell office:value-type="float" office:value="2.4899307375109" calcext:value-type="float">
            <text:p>2.4899307375</text:p>
          </table:table-cell>
          <table:table-cell office:value-type="float" office:value="0.019808879101507" calcext:value-type="float">
            <text:p>0.0198088791</text:p>
          </table:table-cell>
          <table:table-cell office:value-type="float" office:value="3.0163427646415" calcext:value-type="float">
            <text:p>3.0163427646</text:p>
          </table:table-cell>
          <table:table-cell office:value-type="float" office:value="0.023996799669324" calcext:value-type="float">
            <text:p>0.0239967997</text:p>
          </table:table-cell>
          <table:table-cell office:value-type="float" office:value="2.6708747975553" calcext:value-type="float">
            <text:p>2.6708747976</text:p>
          </table:table-cell>
          <table:table-cell office:value-type="float" office:value="0.021246445372434" calcext:value-type="float">
            <text:p>0.0212464454</text:p>
          </table:table-cell>
          <table:table-cell office:value-type="float" office:value="2.8219834446712" calcext:value-type="float">
            <text:p>2.8219834447</text:p>
          </table:table-cell>
          <table:table-cell office:value-type="float" office:value="0.022448494642641" calcext:value-type="float">
            <text:p>0.0224484946</text:p>
          </table:table-cell>
          <table:table-cell office:value-type="float" office:value="8.2322917437167" calcext:value-type="float">
            <text:p>8.2322917437</text:p>
          </table:table-cell>
          <table:table-cell office:value-type="float" office:value="8.0995104003677" calcext:value-type="float">
            <text:p>8.0995104004</text:p>
          </table:table-cell>
          <table:table-cell office:value-type="float" office:value="4.1489607599965" calcext:value-type="float">
            <text:p>4.14896076</text:p>
          </table:table-cell>
          <table:table-cell office:value-type="float" office:value="4.4590044104183" calcext:value-type="float">
            <text:p>4.4590044104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980" calcext:value-type="float">
            <text:p>980</text:p>
          </table:table-cell>
          <table:table-cell office:value-type="float" office:value="1.9019019019019" calcext:value-type="float">
            <text:p>1.9019019019</text:p>
          </table:table-cell>
          <table:table-cell office:value-type="float" office:value="0" calcext:value-type="float">
            <text:p>0</text:p>
          </table:table-cell>
          <table:table-cell office:value-type="float" office:value="1.9019019019019" calcext:value-type="float">
            <text:p>1.9019019019</text:p>
          </table:table-cell>
          <table:table-cell office:value-type="float" office:value="970" calcext:value-type="float">
            <text:p>970</text:p>
          </table:table-cell>
          <table:table-cell table:formula="of:=([.AC6]-[.AG6])/[.AC6]*100" office:value-type="float" office:value="1.02040816326531" calcext:value-type="float">
            <text:p>1.020408163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00" calcext:value-type="float">
            <text:p>22500</text:p>
          </table:table-cell>
          <table:table-cell office:value-type="float" office:value="4.0488179475372" calcext:value-type="float">
            <text:p>4.0488179475</text:p>
          </table:table-cell>
          <table:table-cell office:value-type="float" office:value="5557.1775000865" calcext:value-type="float">
            <text:p>5557.1775000865</text:p>
          </table:table-cell>
          <table:table-cell office:value-type="float" office:value="31000" calcext:value-type="float">
            <text:p>31000</text:p>
          </table:table-cell>
          <table:table-cell office:value-type="float" office:value="4.9259302956225" calcext:value-type="float">
            <text:p>4.9259302956</text:p>
          </table:table-cell>
          <table:table-cell office:value-type="float" office:value="6293.2275001026" calcext:value-type="float">
            <text:p>6293.2275001026</text:p>
          </table:table-cell>
          <table:table-cell office:value-type="float" office:value="2.3740937390588" calcext:value-type="float">
            <text:p>2.3740937391</text:p>
          </table:table-cell>
          <table:table-cell office:value-type="float" office:value="0.018825899251722" calcext:value-type="float">
            <text:p>0.0188258993</text:p>
          </table:table-cell>
          <table:table-cell office:value-type="float" office:value="2.3935416916331" calcext:value-type="float">
            <text:p>2.3935416916</text:p>
          </table:table-cell>
          <table:table-cell office:value-type="float" office:value="0.01898011615479" calcext:value-type="float">
            <text:p>0.0189801162</text:p>
          </table:table-cell>
          <table:table-cell office:value-type="float" office:value="2.4440419276886" calcext:value-type="float">
            <text:p>2.4440419277</text:p>
          </table:table-cell>
          <table:table-cell office:value-type="float" office:value="0.019443902518849" calcext:value-type="float">
            <text:p>0.0194439025</text:p>
          </table:table-cell>
          <table:table-cell office:value-type="float" office:value="2.2601788214275" calcext:value-type="float">
            <text:p>2.2601788214</text:p>
          </table:table-cell>
          <table:table-cell office:value-type="float" office:value="0.017981154920132" calcext:value-type="float">
            <text:p>0.0179811549</text:p>
          </table:table-cell>
          <table:table-cell office:value-type="float" office:value="2.3796919561924" calcext:value-type="float">
            <text:p>2.3796919562</text:p>
          </table:table-cell>
          <table:table-cell office:value-type="float" office:value="0.018930450916017" calcext:value-type="float">
            <text:p>0.0189304509</text:p>
          </table:table-cell>
          <table:table-cell office:value-type="float" office:value="2.3059515150339" calcext:value-type="float">
            <text:p>2.305951515</text:p>
          </table:table-cell>
          <table:table-cell office:value-type="float" office:value="0.018343844434728" calcext:value-type="float">
            <text:p>0.0183438444</text:p>
          </table:table-cell>
          <table:table-cell office:value-type="float" office:value="8.2944887739345" calcext:value-type="float">
            <text:p>8.2944887739</text:p>
          </table:table-cell>
          <table:table-cell office:value-type="float" office:value="8.3004691055662" calcext:value-type="float">
            <text:p>8.3004691056</text:p>
          </table:table-cell>
          <table:table-cell office:value-type="float" office:value="3.6767667211247" calcext:value-type="float">
            <text:p>3.6767667211</text:p>
          </table:table-cell>
          <table:table-cell office:value-type="float" office:value="3.629892932881" calcext:value-type="float">
            <text:p>3.6298929329</text:p>
          </table:table-cell>
          <table:table-cell office:value-type="float" office:value="998" calcext:value-type="float">
            <text:p>998</text:p>
          </table:table-cell>
          <table:table-cell table:number-columns-repeated="2" office:value-type="float" office:value="983" calcext:value-type="float">
            <text:p>983</text:p>
          </table:table-cell>
          <table:table-cell office:value-type="float" office:value="1.503006012024" calcext:value-type="float">
            <text:p>1.503006012</text:p>
          </table:table-cell>
          <table:table-cell office:value-type="float" office:value="0" calcext:value-type="float">
            <text:p>0</text:p>
          </table:table-cell>
          <table:table-cell office:value-type="float" office:value="1.503006012024" calcext:value-type="float">
            <text:p>1.503006012</text:p>
          </table:table-cell>
          <table:table-cell office:value-type="float" office:value="980" calcext:value-type="float">
            <text:p>980</text:p>
          </table:table-cell>
          <table:table-cell table:formula="of:=([.AC7]-[.AG7])/[.AC7]*100" office:value-type="float" office:value="0.305188199389624" calcext:value-type="float">
            <text:p>0.305188199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office:value-type="float" office:value="3.9588442153697" calcext:value-type="float">
            <text:p>3.9588442154</text:p>
          </table:table-cell>
          <table:table-cell office:value-type="float" office:value="5557.1775000865" calcext:value-type="float">
            <text:p>5557.1775000865</text:p>
          </table:table-cell>
          <table:table-cell office:value-type="float" office:value="31000" calcext:value-type="float">
            <text:p>31000</text:p>
          </table:table-cell>
          <table:table-cell office:value-type="float" office:value="4.9259302956225" calcext:value-type="float">
            <text:p>4.9259302956</text:p>
          </table:table-cell>
          <table:table-cell office:value-type="float" office:value="6293.2275001026" calcext:value-type="float">
            <text:p>6293.2275001026</text:p>
          </table:table-cell>
          <table:table-cell office:value-type="float" office:value="2.454191676292" calcext:value-type="float">
            <text:p>2.4541916763</text:p>
          </table:table-cell>
          <table:table-cell office:value-type="float" office:value="0.019460312010801" calcext:value-type="float">
            <text:p>0.019460312</text:p>
          </table:table-cell>
          <table:table-cell office:value-type="float" office:value="2.2809026340575" calcext:value-type="float">
            <text:p>2.2809026341</text:p>
          </table:table-cell>
          <table:table-cell office:value-type="float" office:value="0.018086230760322" calcext:value-type="float">
            <text:p>0.0180862308</text:p>
          </table:table-cell>
          <table:table-cell office:value-type="float" office:value="2.2503551172967" calcext:value-type="float">
            <text:p>2.2503551173</text:p>
          </table:table-cell>
          <table:table-cell office:value-type="float" office:value="0.01790247441347" calcext:value-type="float">
            <text:p>0.0179024744</text:p>
          </table:table-cell>
          <table:table-cell office:value-type="float" office:value="2.4709597055922" calcext:value-type="float">
            <text:p>2.4709597056</text:p>
          </table:table-cell>
          <table:table-cell office:value-type="float" office:value="0.019657472050359" calcext:value-type="float">
            <text:p>0.0196574721</text:p>
          </table:table-cell>
          <table:table-cell office:value-type="float" office:value="2.1935842148993" calcext:value-type="float">
            <text:p>2.1935842149</text:p>
          </table:table-cell>
          <table:table-cell office:value-type="float" office:value="0.017449452070553" calcext:value-type="float">
            <text:p>0.0174494521</text:p>
          </table:table-cell>
          <table:table-cell office:value-type="float" office:value="2.5034140359302" calcext:value-type="float">
            <text:p>2.5034140359</text:p>
          </table:table-cell>
          <table:table-cell office:value-type="float" office:value="0.019914076652871" calcext:value-type="float">
            <text:p>0.0199140767</text:p>
          </table:table-cell>
          <table:table-cell office:value-type="float" office:value="8.4572972580153" calcext:value-type="float">
            <text:p>8.457297258</text:p>
          </table:table-cell>
          <table:table-cell office:value-type="float" office:value="8.2063046405914" calcext:value-type="float">
            <text:p>8.2063046406</text:p>
          </table:table-cell>
          <table:table-cell office:value-type="float" office:value="3.0421865099156" calcext:value-type="float">
            <text:p>3.0421865099</text:p>
          </table:table-cell>
          <table:table-cell office:value-type="float" office:value="3.2153209314499" calcext:value-type="float">
            <text:p>3.2153209314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987" calcext:value-type="float">
            <text:p>987</text:p>
          </table:table-cell>
          <table:table-cell office:value-type="float" office:value="1.2012012012012" calcext:value-type="float">
            <text:p>1.2012012012</text:p>
          </table:table-cell>
          <table:table-cell office:value-type="float" office:value="0" calcext:value-type="float">
            <text:p>0</text:p>
          </table:table-cell>
          <table:table-cell office:value-type="float" office:value="1.2012012012012" calcext:value-type="float">
            <text:p>1.2012012012</text:p>
          </table:table-cell>
          <table:table-cell office:value-type="float" office:value="983" calcext:value-type="float">
            <text:p>983</text:p>
          </table:table-cell>
          <table:table-cell table:formula="of:=([.AC8]-[.AG8])/[.AC8]*100" office:value-type="float" office:value="0.405268490374873" calcext:value-type="float">
            <text:p>0.405268490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00" calcext:value-type="float">
            <text:p>21500</text:p>
          </table:table-cell>
          <table:table-cell office:value-type="float" office:value="3.8688704832022" calcext:value-type="float">
            <text:p>3.8688704832</text:p>
          </table:table-cell>
          <table:table-cell office:value-type="float" office:value="5557.1775000865" calcext:value-type="float">
            <text:p>5557.1775000865</text:p>
          </table:table-cell>
          <table:table-cell office:value-type="float" office:value="31500" calcext:value-type="float">
            <text:p>31500</text:p>
          </table:table-cell>
          <table:table-cell office:value-type="float" office:value="5.0053807842616" calcext:value-type="float">
            <text:p>5.0053807843</text:p>
          </table:table-cell>
          <table:table-cell office:value-type="float" office:value="6293.2275001026" calcext:value-type="float">
            <text:p>6293.2275001026</text:p>
          </table:table-cell>
          <table:table-cell office:value-type="float" office:value="2.7286121361725" calcext:value-type="float">
            <text:p>2.7286121362</text:p>
          </table:table-cell>
          <table:table-cell office:value-type="float" office:value="0.021638111474305" calcext:value-type="float">
            <text:p>0.0216381115</text:p>
          </table:table-cell>
          <table:table-cell office:value-type="float" office:value="3.5197102662137" calcext:value-type="float">
            <text:p>3.5197102662</text:p>
          </table:table-cell>
          <table:table-cell office:value-type="float" office:value="0.027911582297834" calcext:value-type="float">
            <text:p>0.0279115823</text:p>
          </table:table-cell>
          <table:table-cell office:value-type="float" office:value="2.8821443861223" calcext:value-type="float">
            <text:p>2.8821443861</text:p>
          </table:table-cell>
          <table:table-cell office:value-type="float" office:value="0.022930325753552" calcext:value-type="float">
            <text:p>0.0229303258</text:p>
          </table:table-cell>
          <table:table-cell office:value-type="float" office:value="3.3473223084011" calcext:value-type="float">
            <text:p>3.3473223084</text:p>
          </table:table-cell>
          <table:table-cell office:value-type="float" office:value="0.026631278874578" calcext:value-type="float">
            <text:p>0.0266312789</text:p>
          </table:table-cell>
          <table:table-cell office:value-type="float" office:value="3.4180903965376" calcext:value-type="float">
            <text:p>3.4180903965</text:p>
          </table:table-cell>
          <table:table-cell office:value-type="float" office:value="0.027191917403273" calcext:value-type="float">
            <text:p>0.0271919174</text:p>
          </table:table-cell>
          <table:table-cell office:value-type="float" office:value="2.7818888218337" calcext:value-type="float">
            <text:p>2.7818888218</text:p>
          </table:table-cell>
          <table:table-cell office:value-type="float" office:value="0.022130747367349" calcext:value-type="float">
            <text:p>0.0221307474</text:p>
          </table:table-cell>
          <table:table-cell office:value-type="float" office:value="8.0690069857091" calcext:value-type="float">
            <text:p>8.0690069857</text:p>
          </table:table-cell>
          <table:table-cell office:value-type="float" office:value="8.8239419785283" calcext:value-type="float">
            <text:p>8.8239419785</text:p>
          </table:table-cell>
          <table:table-cell office:value-type="float" office:value="3.2604404813135" calcext:value-type="float">
            <text:p>3.2604404813</text:p>
          </table:table-cell>
          <table:table-cell office:value-type="float" office:value="3.4997962724137" calcext:value-type="float">
            <text:p>3.4997962724</text:p>
          </table:table-cell>
          <table:table-cell office:value-type="float" office:value="998" calcext:value-type="float">
            <text:p>998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0.80160320641283" calcext:value-type="float">
            <text:p>0.8016032064</text:p>
          </table:table-cell>
          <table:table-cell office:value-type="float" office:value="0" calcext:value-type="float">
            <text:p>0</text:p>
          </table:table-cell>
          <table:table-cell office:value-type="float" office:value="0.80160320641283" calcext:value-type="float">
            <text:p>0.8016032064</text:p>
          </table:table-cell>
          <table:table-cell office:value-type="float" office:value="979" calcext:value-type="float">
            <text:p>979</text:p>
          </table:table-cell>
          <table:table-cell table:formula="of:=([.AC9]-[.AG9])/[.AC9]*100" office:value-type="float" office:value="1.11111111111111" calcext:value-type="float">
            <text:p>1.111111111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3.5989492866997" calcext:value-type="float">
            <text:p>3.5989492867</text:p>
          </table:table-cell>
          <table:table-cell office:value-type="float" office:value="5557.1775000865" calcext:value-type="float">
            <text:p>5557.1775000865</text:p>
          </table:table-cell>
          <table:table-cell office:value-type="float" office:value="32000" calcext:value-type="float">
            <text:p>32000</text:p>
          </table:table-cell>
          <table:table-cell office:value-type="float" office:value="5.0848312729007" calcext:value-type="float">
            <text:p>5.0848312729</text:p>
          </table:table-cell>
          <table:table-cell office:value-type="float" office:value="6293.2275001026" calcext:value-type="float">
            <text:p>6293.2275001026</text:p>
          </table:table-cell>
          <table:table-cell office:value-type="float" office:value="2.4080803947568" calcext:value-type="float">
            <text:p>2.4080803948</text:p>
          </table:table-cell>
          <table:table-cell office:value-type="float" office:value="0.019095656255461" calcext:value-type="float">
            <text:p>0.0190956563</text:p>
          </table:table-cell>
          <table:table-cell office:value-type="float" office:value="2.7734571368937" calcext:value-type="float">
            <text:p>2.7734571369</text:p>
          </table:table-cell>
          <table:table-cell office:value-type="float" office:value="0.021993029893189" calcext:value-type="float">
            <text:p>0.0219930299</text:p>
          </table:table-cell>
          <table:table-cell office:value-type="float" office:value="2.5658738323952" calcext:value-type="float">
            <text:p>2.5658738324</text:p>
          </table:table-cell>
          <table:table-cell office:value-type="float" office:value="0.020413495751097" calcext:value-type="float">
            <text:p>0.0204134958</text:p>
          </table:table-cell>
          <table:table-cell office:value-type="float" office:value="2.6132987195523" calcext:value-type="float">
            <text:p>2.6132987196</text:p>
          </table:table-cell>
          <table:table-cell office:value-type="float" office:value="0.020790797120685" calcext:value-type="float">
            <text:p>0.0207907971</text:p>
          </table:table-cell>
          <table:table-cell office:value-type="float" office:value="2.7567576649083" calcext:value-type="float">
            <text:p>2.7567576649</text:p>
          </table:table-cell>
          <table:table-cell office:value-type="float" office:value="0.021930042257425" calcext:value-type="float">
            <text:p>0.0219300423</text:p>
          </table:table-cell>
          <table:table-cell office:value-type="float" office:value="2.3610983044725" calcext:value-type="float">
            <text:p>2.3610983045</text:p>
          </table:table-cell>
          <table:table-cell office:value-type="float" office:value="0.01878256700497" calcext:value-type="float">
            <text:p>0.018782567</text:p>
          </table:table-cell>
          <table:table-cell office:value-type="float" office:value="8.4504324360619" calcext:value-type="float">
            <text:p>8.4504324361</text:p>
          </table:table-cell>
          <table:table-cell office:value-type="float" office:value="8.1852873100905" calcext:value-type="float">
            <text:p>8.1852873101</text:p>
          </table:table-cell>
          <table:table-cell office:value-type="float" office:value="2.209642021566" calcext:value-type="float">
            <text:p>2.2096420216</text:p>
          </table:table-cell>
          <table:table-cell office:value-type="float" office:value="2.3049840066381" calcext:value-type="float">
            <text:p>2.304984006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86" calcext:value-type="float">
            <text:p>986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982" calcext:value-type="float">
            <text:p>982</text:p>
          </table:table-cell>
          <table:table-cell table:formula="of:=([.AC10]-[.AG10])/[.AC10]*100" office:value-type="float" office:value="0.405679513184584" calcext:value-type="float">
            <text:p>0.405679513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00" calcext:value-type="float">
            <text:p>19500</text:p>
          </table:table-cell>
          <table:table-cell office:value-type="float" office:value="3.5089755545322" calcext:value-type="float">
            <text:p>3.5089755545</text:p>
          </table:table-cell>
          <table:table-cell office:value-type="float" office:value="5557.1775000865" calcext:value-type="float">
            <text:p>5557.1775000865</text:p>
          </table:table-cell>
          <table:table-cell office:value-type="float" office:value="32500" calcext:value-type="float">
            <text:p>32500</text:p>
          </table:table-cell>
          <table:table-cell office:value-type="float" office:value="5.1642817615398" calcext:value-type="float">
            <text:p>5.1642817615</text:p>
          </table:table-cell>
          <table:table-cell office:value-type="float" office:value="6293.2275001026" calcext:value-type="float">
            <text:p>6293.2275001026</text:p>
          </table:table-cell>
          <table:table-cell office:value-type="float" office:value="3.1342164285368" calcext:value-type="float">
            <text:p>3.1342164285</text:p>
          </table:table-cell>
          <table:table-cell office:value-type="float" office:value="0.024854168411856" calcext:value-type="float">
            <text:p>0.0248541684</text:p>
          </table:table-cell>
          <table:table-cell office:value-type="float" office:value="2.6767774408249" calcext:value-type="float">
            <text:p>2.6767774408</text:p>
          </table:table-cell>
          <table:table-cell office:value-type="float" office:value="0.021226701660516" calcext:value-type="float">
            <text:p>0.0212267017</text:p>
          </table:table-cell>
          <table:table-cell office:value-type="float" office:value="3.1244336676019" calcext:value-type="float">
            <text:p>3.1244336676</text:p>
          </table:table-cell>
          <table:table-cell office:value-type="float" office:value="0.024857705268482" calcext:value-type="float">
            <text:p>0.0248577053</text:p>
          </table:table-cell>
          <table:table-cell office:value-type="float" office:value="2.676798466164" calcext:value-type="float">
            <text:p>2.6767984662</text:p>
          </table:table-cell>
          <table:table-cell office:value-type="float" office:value="0.021296361004562" calcext:value-type="float">
            <text:p>0.021296361</text:p>
          </table:table-cell>
          <table:table-cell office:value-type="float" office:value="2.7610898805879" calcext:value-type="float">
            <text:p>2.7610898806</text:p>
          </table:table-cell>
          <table:table-cell office:value-type="float" office:value="0.021964754191977" calcext:value-type="float">
            <text:p>0.0219647542</text:p>
          </table:table-cell>
          <table:table-cell office:value-type="float" office:value="3.0323411887334" calcext:value-type="float">
            <text:p>3.0323411887</text:p>
          </table:table-cell>
          <table:table-cell office:value-type="float" office:value="0.024122586473442" calcext:value-type="float">
            <text:p>0.0241225865</text:p>
          </table:table-cell>
          <table:table-cell office:value-type="float" office:value="8.475330395676" calcext:value-type="float">
            <text:p>8.4753303957</text:p>
          </table:table-cell>
          <table:table-cell office:value-type="float" office:value="8.1885046202592" calcext:value-type="float">
            <text:p>8.1885046203</text:p>
          </table:table-cell>
          <table:table-cell office:value-type="float" office:value="2.6381277695207" calcext:value-type="float">
            <text:p>2.6381277695</text:p>
          </table:table-cell>
          <table:table-cell office:value-type="float" office:value="2.2254574390511" calcext:value-type="float">
            <text:p>2.2254574391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float" office:value="984" calcext:value-type="float">
            <text:p>984</text:p>
          </table:table-cell>
          <table:table-cell office:value-type="float" office:value="1.3039117352056" calcext:value-type="float">
            <text:p>1.3039117352</text:p>
          </table:table-cell>
          <table:table-cell office:value-type="float" office:value="0" calcext:value-type="float">
            <text:p>0</text:p>
          </table:table-cell>
          <table:table-cell office:value-type="float" office:value="1.3039117352056" calcext:value-type="float">
            <text:p>1.3039117352</text:p>
          </table:table-cell>
          <table:table-cell office:value-type="float" office:value="978" calcext:value-type="float">
            <text:p>978</text:p>
          </table:table-cell>
          <table:table-cell table:formula="of:=([.AC11]-[.AG11])/[.AC11]*100" office:value-type="float" office:value="0.609756097560976" calcext:value-type="float">
            <text:p>0.60975609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Windows_x86 LibreOffice_project/9bb7eadab57b6755b1265afa86e04bf45fbfc644</meta:generator>
    <dc:date>2020-01-21T09:19:01.701000000</dc:date>
    <meta:editing-duration>PT13H30M5S</meta:editing-duration>
    <meta:editing-cycles>3</meta:editing-cycles>
    <meta:document-statistic meta:table-count="1" meta:cell-count="374" meta:object-count="0"/>
  </office:meta>
</office:document-meta>
</file>